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8bf0" officeooo:paragraph-rsid="001f8b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s://raw.githubusercontent.com/SlothRabies/Shell-Lab/master/tsh.c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22:08:00.142234452</meta:creation-date>
    <dc:date>2015-04-20T22:08:37.287708670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69" meta:non-whitespace-character-count="69"/>
    <meta:generator>LibreOffice/4.2.7.2$Linux_X86_64 LibreOffice_project/420m0$Build-2</meta:generator>
  </office:meta>
</office:document-meta>
</file>